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2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3cm"/>
      <style:paragraph-properties style:writing-mode="lr-tb"/>
    </style:style>
    <style:style style:name="gr2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1.15cm" fo:min-width="1.9cm"/>
      <style:paragraph-properties style:writing-mode="lr-tb"/>
    </style:style>
    <style:style style:name="gr3" style:family="graphic" style:parent-style-name="standard">
      <style:graphic-properties svg:stroke-color="#fff200" draw:fill="solid" draw:fill-color="#fffbcc" draw:textarea-horizontal-align="justify" draw:textarea-vertical-align="middle" draw:auto-grow-height="false" fo:min-height="1.15cm" fo:min-width="1.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7cm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1.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2.7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solid" draw:fill-color="#72bf44"/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solid" draw:fill-color="#fffbcc"/>
      <style:paragraph-properties fo:text-align="center"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-FR 2019</presentation:footer-decl>
      <draw:page draw:name="page1" draw:style-name="dp1" draw:master-page-name="Standard" presentation:use-footer-name="ftr1">
        <office:forms form:automatic-focus="false" form:apply-design-mode="false"/>
        <draw:custom-shape draw:style-name="gr1" draw:text-style-name="P1" xml:id="id2" draw:id="id2" draw:layer="layout" svg:width="3.5cm" svg:height="1.6cm" svg:x="11cm" svg:y="14.794cm">
          <text:p text:style-name="P1"><text:span text:style-name="T1">Str2st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cm" svg:height="1.6cm" svg:x="11cm" svg:y="7.6cm">
          <text:p text:style-name="P1"><text:span text:style-name="T1">Str2str</text:span></text:p>
          <text:p text:style-name="P1"><text:span text:style-name="T1">Ntr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2.4cm" svg:height="1.4cm" svg:x="17.983cm" svg:y="5.4cm">
          <text:p text:style-name="P1"><text:span text:style-name="T1">LA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4cm" svg:height="1.4cm" svg:x="17.983cm" svg:y="14.894cm">
          <text:p text:style-name="P1"><text:span text:style-name="T1">SD card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7.2cm" svg:y1="7.3cm" svg:x2="11cm" svg:y2="15.594cm" draw:start-shape="id1" draw:start-glue-point="2" draw:end-shape="id2" draw:end-glue-point="3" svg:d="M7200 7300v8294h3800" svg:viewBox="0 0 3801 8295">
          <text:p/>
        </draw:connector>
        <draw:connector draw:style-name="gr4" draw:text-style-name="P4" draw:layer="layout" svg:x1="7.2cm" svg:y1="7.3cm" svg:x2="11cm" svg:y2="8.4cm" draw:start-shape="id1" draw:start-glue-point="2" draw:end-shape="id3" draw:end-glue-point="3" svg:d="M7200 7300v1100h3800" svg:viewBox="0 0 3801 1101">
          <text:p/>
        </draw:connector>
        <draw:connector draw:style-name="gr4" draw:text-style-name="P4" draw:layer="layout" svg:x1="14.5cm" svg:y1="15.594cm" svg:x2="17.983cm" svg:y2="15.594cm" draw:start-shape="id2" draw:start-glue-point="1" draw:end-shape="id4" svg:d="M14500 15594h3483" svg:viewBox="0 0 3484 1">
          <text:p/>
        </draw:connector>
        <draw:connector draw:style-name="gr4" draw:text-style-name="P4" draw:layer="layout" svg:x1="14.5cm" svg:y1="8.4cm" svg:x2="19.183cm" svg:y2="6.8cm" draw:start-shape="id3" draw:start-glue-point="1" draw:end-shape="id5" draw:end-glue-point="2" svg:d="M14500 8400h4683v-1600" svg:viewBox="0 0 4684 1601">
          <text:p/>
        </draw:connector>
        <draw:custom-shape draw:style-name="gr5" draw:text-style-name="P1" xml:id="id6" draw:id="id6" draw:layer="layout" svg:width="2.2cm" svg:height="1cm" svg:x="1.877cm" svg:y="5.594cm">
          <text:p text:style-name="P1"><text:span text:style-name="T1">ttyS1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20.383cm" svg:y1="6.1cm" svg:x2="22.948cm" svg:y2="6.11cm" draw:start-shape="id5" draw:start-glue-point="1" svg:d="M20383 6100l2565 10" svg:viewBox="0 0 2566 11">
          <text:p/>
        </draw:connector>
        <draw:connector draw:style-name="gr6" draw:text-style-name="P4" draw:layer="layout" draw:type="line" svg:x1="5.6cm" svg:y1="6.1cm" svg:x2="4.077cm" svg:y2="6.094cm" draw:start-shape="id1" draw:start-glue-point="3" draw:end-shape="id6" draw:end-glue-point="1" svg:d="M5600 6100l-1523-6" svg:viewBox="0 0 1524 7">
          <text:p/>
        </draw:connector>
        <draw:custom-shape draw:style-name="gr1" draw:text-style-name="P1" xml:id="id7" draw:id="id7" draw:layer="layout" svg:width="3.5cm" svg:height="1.6cm" svg:x="11.013cm" svg:y="10.072cm">
          <text:p text:style-name="P1"><text:span text:style-name="T1">Str2str</text:span></text:p>
          <text:p text:style-name="P1"><text:span text:style-name="T1">Rtcm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4.513cm" svg:y1="10.872cm" svg:x2="19.183cm" svg:y2="6.8cm" draw:start-shape="id7" draw:start-glue-point="1" draw:end-shape="id5" draw:end-glue-point="2" svg:d="M14513 10872h4670v-4072" svg:viewBox="0 0 4671 4073">
          <text:p/>
        </draw:connector>
        <draw:connector draw:style-name="gr4" draw:text-style-name="P4" draw:layer="layout" svg:x1="7.2cm" svg:y1="7.3cm" svg:x2="11.013cm" svg:y2="10.872cm" draw:start-shape="id1" draw:start-glue-point="2" draw:end-shape="id7" draw:end-glue-point="3" svg:d="M7200 7300v3572h3813" svg:viewBox="0 0 3814 3573">
          <text:p/>
        </draw:connector>
        <draw:connector draw:style-name="gr4" draw:text-style-name="P4" draw:layer="layout" svg:x1="8.8cm" svg:y1="6.1cm" svg:x2="17.983cm" svg:y2="6.1cm" draw:start-shape="id1" draw:start-glue-point="1" draw:end-shape="id5" draw:end-glue-point="3" svg:d="M8800 6100h9183" svg:viewBox="0 0 9184 1">
          <text:p/>
        </draw:connector>
        <draw:custom-shape draw:style-name="gr1" draw:text-style-name="P1" xml:id="id8" draw:id="id8" draw:layer="layout" svg:width="3.5cm" svg:height="1.6cm" svg:x="11cm" svg:y="17.15cm">
          <text:p text:style-name="P1"><text:span text:style-name="T1">Gp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9" draw:id="id9" draw:layer="layout" svg:width="2.4cm" svg:height="1.4cm" svg:x="17.983cm" svg:y="17.25cm">
          <text:p text:style-name="P1"><text:span text:style-name="T1">Chro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xml:id="id10" draw:id="id10" draw:layer="layout" draw:line-skew="-1.675cm" svg:x1="7.15cm" svg:y1="7.325cm" svg:x2="11cm" svg:y2="17.95cm" draw:end-shape="id8" draw:end-glue-point="3" svg:d="M7150 7325v10625h3850" svg:viewBox="0 0 3851 10626">
          <text:p/>
        </draw:connector>
        <draw:connector draw:style-name="gr4" draw:text-style-name="P4" draw:layer="layout" svg:x1="14.5cm" svg:y1="17.95cm" svg:x2="17.983cm" svg:y2="17.95cm" draw:start-shape="id8" draw:start-glue-point="1" draw:end-shape="id9" draw:end-glue-point="3" svg:d="M14500 17950h3483" svg:viewBox="0 0 3484 1">
          <text:p/>
        </draw:connector>
        <draw:custom-shape draw:style-name="gr1" draw:text-style-name="P1" xml:id="id11" draw:id="id11" draw:layer="layout" svg:width="3.5cm" svg:height="1.6cm" svg:x="11cm" svg:y="12.488cm">
          <text:p text:style-name="P1"><text:span text:style-name="T1">Str2str</text:span></text:p>
          <text:p text:style-name="P1"><text:span text:style-name="T1">Serial Rtcm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65cm" svg:x1="7.15cm" svg:y1="7.325cm" svg:x2="11cm" svg:y2="13.288cm" draw:start-shape="id10" draw:start-glue-point="2" draw:end-shape="id11" draw:end-glue-point="3" svg:d="M7150 7325h50v5963h3800" svg:viewBox="0 0 3851 5964">
          <text:p/>
        </draw:connector>
        <draw:custom-shape draw:style-name="gr5" draw:text-style-name="P1" xml:id="id12" draw:id="id12" draw:layer="layout" svg:width="2.2cm" svg:height="1cm" svg:x="17.983cm" svg:y="12.788cm">
          <text:p text:style-name="P1"><text:span text:style-name="T1">tty.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4.5cm" svg:y1="13.288cm" svg:x2="17.983cm" svg:y2="13.288cm" draw:start-shape="id11" draw:start-glue-point="1" draw:end-shape="id12" draw:end-glue-point="3" svg:d="M14500 13288h3483" svg:viewBox="0 0 3484 1">
          <text:p/>
        </draw:connector>
        <draw:connector draw:style-name="gr4" draw:text-style-name="P4" draw:layer="layout" svg:x1="20.183cm" svg:y1="13.288cm" svg:x2="22.103cm" svg:y2="13.29cm" draw:start-shape="id12" draw:start-glue-point="1" svg:d="M20183 13288h1211v2h709" svg:viewBox="0 0 1921 3">
          <text:p/>
        </draw:connector>
        <draw:custom-shape draw:style-name="gr8" draw:text-style-name="P1" xml:id="id1" draw:id="id1" draw:layer="layout" svg:width="3.2cm" svg:height="2.4cm" svg:x="5.6cm" svg:y="4.9cm">
          <text:p text:style-name="P1"><text:span text:style-name="T1">Str2str</text:span></text:p>
          <text:p text:style-name="P1"><text:span text:style-name="T1">TCP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2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03cm" fo:margin-bottom="0cm" fo:text-indent="0cm"/>
      <style:text-properties fo:font-size="21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7cm" fo:margin-bottom="0cm" fo:text-indent="0cm"/>
      <style:text-properties fo:font-size="18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51cm" fo:margin-bottom="0cm" fo:text-indent="0cm"/>
      <style:text-properties fo:font-size="15.199999809265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8.5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8.8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3cm" presentation:class="title" presentation:placeholder="true">
        <draw:text-box/>
      </draw:frame>
      <draw:frame presentation:style-name="Midnightblue1-outline1" draw:layer="backgroundobjects" svg:width="26cm" svg:height="10.4cm" svg:x="1cm" svg:y="9.6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0cm" svg:height="0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6-10T18:36:29.320000000</meta:creation-date>
    <meta:editing-duration>P3DT6H12M59S</meta:editing-duration>
    <meta:editing-cycles>29</meta:editing-cycles>
    <meta:generator>LibreOffice/7.0.1.2$Windows_X86_64 LibreOffice_project/7cbcfc562f6eb6708b5ff7d7397325de9e764452</meta:generator>
    <dc:title>Midnightblue</dc:title>
    <dc:date>2021-01-21T10:45:00.020000000</dc:date>
    <meta:document-statistic meta:object-count="79"/>
  </office:meta>
</office:document-meta>
</file>